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Decima Nova Pro" svg:font-family="'Decima Nova Pro'" style:font-family-generic="roman" style:font-pitch="variable"/>
    <style:font-face style:name="Gill Sans MT Condensed" svg:font-family="'Gill Sans MT Condensed'" style:font-family-generic="roman" style:font-pitch="variable"/>
    <style:font-face style:name="Gill Sans MT Condensed1" svg:font-family="'Gill Sans MT Condensed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Header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Header">
      <style:paragraph-properties fo:margin-left="1.27cm" fo:margin-right="0cm" fo:text-align="justify" style:justify-single-word="false" fo:text-indent="0cm" style:auto-text-indent="false"/>
      <style:text-properties fo:color="#333333" loext:opacity="100%" style:font-name="Helvetica" fo:font-size="10.5pt" fo:background-color="#ffffff" style:font-size-asian="10.5pt" style:font-name-complex="Helvetica1" style:font-size-complex="10.5pt"/>
    </style:style>
    <style:style style:name="P6" style:family="paragraph" style:parent-style-name="Header">
      <style:paragraph-properties fo:text-align="justify" style:justify-single-word="false"/>
      <style:text-properties officeooo:rsid="001f2fb6" officeooo:paragraph-rsid="001f2fb6"/>
    </style:style>
    <style:style style:name="P7" style:family="paragraph" style:parent-style-name="Header">
      <style:paragraph-properties fo:text-align="justify" style:justify-single-word="false" fo:break-before="page"/>
      <style:text-properties officeooo:rsid="001f2fb6" officeooo:paragraph-rsid="001f2fb6"/>
    </style:style>
    <style:style style:name="P8" style:family="paragraph" style:parent-style-name="Frame_20_contents">
      <style:paragraph-properties fo:margin-top="0cm" fo:margin-bottom="0cm" style:contextual-spacing="false" fo:line-height="100%" fo:text-align="end" style:justify-single-word="false"/>
      <style:text-properties style:font-name="Gill Sans MT Condensed" fo:font-size="10pt" style:font-size-asian="10pt" style:font-name-complex="Gill Sans MT Condensed1" style:font-size-complex="14pt"/>
    </style:style>
    <style:style style:name="P9" style:family="paragraph" style:parent-style-name="Frame_20_contents">
      <style:paragraph-properties fo:margin-top="0cm" fo:margin-bottom="0cm" style:contextual-spacing="false" fo:line-height="100%" fo:text-align="end" style:justify-single-word="false"/>
    </style:style>
    <style:style style:name="P10" style:family="paragraph" style:parent-style-name="Header" style:list-style-name="WWNum9">
      <style:paragraph-properties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List_20_Paragraph" style:list-style-name="WWNum11">
      <style:paragraph-properties fo:margin-top="0cm" fo:margin-bottom="0cm" style:contextual-spacing="true" fo:line-height="100%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List_20_Paragraph">
      <style:paragraph-properties fo:margin-top="0cm" fo:margin-bottom="0cm" style:contextual-spacing="true" fo:line-height="100%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List_20_Paragraph" style:list-style-name="WWNum11">
      <style:paragraph-properties fo:margin-top="0cm" fo:margin-bottom="0cm" style:contextual-spacing="true" fo:line-height="100%" fo:text-align="justify" style:justify-single-word="false" fo:orphans="0" fo:widows="0" fo:hyphenation-ladder-count="no-limit"/>
      <style:text-properties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 style:list-style-name="">
      <style:paragraph-properties fo:text-align="center" style:justify-single-word="false"/>
      <style:text-properties fo:font-weight="bold" style:font-weight-asian="bold"/>
    </style:style>
    <style:style style:name="P15" style:family="paragraph" style:parent-style-name="Standard" style:list-style-name="WWNum11">
      <style:paragraph-properties fo:margin-top="0cm" fo:margin-bottom="0cm" style:contextual-spacing="true" fo:line-height="100%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 style:list-style-name="WWNum11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 style:list-style-name="WWNum11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language="en" fo:country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>
      <style:paragraph-properties style:writing-mode="lr-tb"/>
      <style:text-properties fo:color="#ffffff" loext:opacity="100%"/>
    </style:style>
    <style:style style:name="P19" style:family="paragraph">
      <loext:graphic-properties draw:fill-color="#000000"/>
      <style:paragraph-properties style:writing-mode="lr-tb"/>
      <style:text-properties fo:color="#ffffff" loext:opacity="100%" loext:color-lum-mod="100%" loext:color-lum-off="0%"/>
    </style:style>
    <style:style style:name="P20" style:family="paragraph">
      <style:paragraph-properties style:writing-mode="lr-tb"/>
    </style:style>
    <style:style style:name="P21" style:family="paragraph">
      <loext:graphic-properties draw:fill-color="#ffbf00"/>
      <style:paragraph-properties style:writing-mode="lr-tb"/>
    </style:style>
    <style:style style:name="P22" style:family="paragraph">
      <style:paragraph-properties fo:text-align="center" style:writing-mode="lr-tb"/>
    </style:style>
    <style:style style:name="P23" style:family="paragraph">
      <loext:graphic-properties draw:fill-color="#158466"/>
      <style:paragraph-properties style:writing-mode="lr-tb"/>
    </style:style>
    <style:style style:name="P24" style:family="paragraph">
      <loext:graphic-properties draw:fill-color="#ff4000"/>
      <style:paragraph-properties fo:text-align="center" style:writing-mode="lr-tb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Gill Sans MT Condensed" fo:font-size="10pt" style:font-size-asian="10pt" style:font-name-complex="Gill Sans MT Condensed1" style:font-size-complex="14pt"/>
    </style:style>
    <style:style style:name="T2" style:family="text">
      <style:text-properties fo:language="en" fo:country="US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ffffff" loext:opacity="100%"/>
    </style:style>
    <style:style style:name="gr1" style:family="graphic">
      <style:graphic-properties draw:fill-color="#000000" draw:textarea-horizontal-align="justify" draw:textarea-vertical-align="middle" draw:auto-grow-height="false" fo:min-height="1.162cm" fo:min-width="15.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7.654cm" fo:min-width="4.3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ffbf00" draw:textarea-horizontal-align="justify" draw:textarea-vertical-align="middle" draw:auto-grow-height="false" fo:min-height="1.392cm" fo:min-width="15.2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4.965cm" fo:min-width="5.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-color="#158466" draw:textarea-horizontal-align="justify" draw:textarea-vertical-align="middle" draw:auto-grow-height="false" fo:min-height="7.654cm" fo:min-width="15.2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-color="#ff4000" draw:textarea-horizontal-align="justify" draw:textarea-vertical-align="middle" draw:auto-grow-height="false" fo:min-height="1.905cm" fo:min-width="15.2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10.95cm" fo:min-width="15.214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justify" draw:textarea-vertical-align="middle" draw:auto-grow-height="false" fo:min-height="4.965cm" fo:min-width="5.74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cm" draw:fill="none" loext:fill-use-slide-background="false" draw:textarea-vertical-align="top" draw:auto-grow-height="false" fo:min-height="1.381cm" fo:min-width="6.805cm" fo:padding-top="0.127cm" fo:padding-bottom="0.127cm" fo:padding-left="0.254cm" fo:padding-right="0.254cm" fo:wrap-option="wrap" fo:margin-left="0cm" fo:margin-right="0cm" fo:margin-top="0cm" fo:margin-bottom="0.00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 style:parent-style-name="Frame">
      <style:graphic-properties draw:stroke="none" svg:stroke-width="0cm" draw:fill="none" loext:fill-use-slide-background="false" draw:textarea-vertical-align="top" draw:auto-grow-height="false" fo:min-height="1.381cm" fo:min-width="6.805cm" fo:padding-top="0.127cm" fo:padding-bottom="0.127cm" fo:padding-left="0.254cm" fo:padding-right="0.254cm" fo:wrap-option="wrap" fo:margin-left="0cm" fo:margin-right="0cm" fo:margin-top="0cm" fo:margin-bottom="0.00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cm" draw:fill="none" loext:fill-use-slide-background="false" draw:textarea-vertical-align="top" draw:auto-grow-height="false" fo:min-height="1.381cm" fo:min-width="6.805cm" fo:padding-top="0.127cm" fo:padding-bottom="0.127cm" fo:padding-left="0.254cm" fo:padding-right="0.254cm" fo:wrap-option="wrap" fo:margin-left="0cm" fo:margin-right="0cm" fo:margin-top="0cm" fo:margin-bottom="0.00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PROYECTO FINAL PRIMERA EVALUACIÓN</text:h>
      <text:p text:style-name="P2">Crear un pequeño sitio web de temática libre. Debe contener, al menos, lo siguiente:</text:p>
      <text:list text:style-name="WWNum9">
        <text:list-item>
          <text:list>
            <text:list-item>
              <text:p text:style-name="P10">Una página de portada, que contenga:</text:p>
              <text:list>
                <text:list-item>
                  <text:p text:style-name="P10">una imagen que ocupa la mayor parte de la página.</text:p>
                </text:list-item>
                <text:list-item>
                  <text:p text:style-name="P10">Un pie de página con los créditos de la página (autor, contacto, redes sociales, aviso legal, origen de los contenidos, etc.) diseñado a 2-3 columnas.</text:p>
                </text:list-item>
                <text:list-item>
                  <text:p text:style-name="P10">Una música de presentación que se reproduzca automáticamente.</text:p>
                </text:list-item>
                <text:list-item>
                  <text:p text:style-name="P10">Pinchando sobre la imagen irá a la página de índice.</text:p>
                </text:list-item>
              </text:list>
            </text:list-item>
            <text:list-item>
              <text:p text:style-name="P10">Una página de índice que contenga:</text:p>
              <text:list>
                <text:list-item>
                  <text:p text:style-name="P10">Una cabecera</text:p>
                </text:list-item>
                <text:list-item>
                  <text:p text:style-name="P10">Un índice que ocupe la parte principal de la pantalla, con enlaces a cada página.</text:p>
                </text:list-item>
                <text:list-item>
                  <text:p text:style-name="P10">Alguna imagen que complete la página.</text:p>
                </text:list-item>
                <text:list-item>
                  <text:p text:style-name="P10">Un espacio en el lateral derecho para insertar publicidad relacionada. (Te puedes inventar los anuncios para poder ver el resultado, algún anuncio debe ser un vídeo molesto)</text:p>
                </text:list-item>
                <text:list-item>
                  <text:p text:style-name="P10">El mismo pie de página que en la portada.</text:p>
                </text:list-item>
              </text:list>
            </text:list-item>
            <text:list-item>
              <text:p text:style-name="P10">Al menos t<text:bookmark text:name="_GoBack"/>res páginas de contenido:</text:p>
              <text:list>
                <text:list-item>
                  <text:p text:style-name="P10">La misma cabecera y pie de página que en el índice.</text:p>
                </text:list-item>
                <text:list-item>
                  <text:p text:style-name="P10">Un menú horizontal bajo toda la cabecera, con enlaces a la portada, al índice y a cada sección.</text:p>
                </text:list-item>
                <text:list-item>
                  <text:p text:style-name="P10">El contenido en cuestión, adornado con varias imágenes.</text:p>
                </text:list-item>
                <text:list-item>
                  <text:p text:style-name="P10">El mismo espacio para publicidad que en la página de índice.</text:p>
                </text:list-item>
              </text:list>
            </text:list-item>
            <text:list-item>
              <text:p text:style-name="P10">Una de las páginas de contenido debe contener un carrusel de imágenes navegable.</text:p>
            </text:list-item>
            <text:list-item>
              <text:p text:style-name="P10">Se deja total libertad a la hora de elegir el aspecto (fondos, fuentes, tamaños, separadores, márgenes, etc.), así como para añadir otros elementos. </text:p>
            </text:list-item>
            <text:list-item>
              <text:p text:style-name="P10">Se deben combinar varios tipos de posicionamiento</text:p>
            </text:list-item>
          </text:list>
        </text:list-item>
      </text:list>
      <text:p text:style-name="P5"/>
      <text:p text:style-name="P4">Este proyecto evalúa los siguientes Criterios de Evaluación:</text:p>
      <text:list xml:id="list3874363531" text:style-name="WWNum11">
        <text:list-item>
          <text:p text:style-name="P11">C.E.8.4 Se ha estructurado un sitio web utilizando etiquetas semánticas (10 puntos)</text:p>
          <text:list>
            <text:list-item>
              <text:p text:style-name="P11">Uso de etiquetas semánticas (6p)</text:p>
            </text:list-item>
            <text:list-item>
              <text:p text:style-name="P11">Uso de otras etiquetas para estructurar el documento (hx, p, etc) (4p)</text:p>
            </text:list-item>
          </text:list>
        </text:list-item>
        <text:list-item>
          <text:p text:style-name="P11">C.E.8.5 Se ha diseñado correctamente la maquetación de un sitio web, utilizando los distintos tipos de posicionamiento de elementos (10p)</text:p>
          <text:list>
            <text:list-item>
              <text:p text:style-name="P11">Maquetación de la portada (2p)</text:p>
            </text:list-item>
            <text:list-item>
              <text:p text:style-name="P11">Maquetación de la página índice (2p)</text:p>
            </text:list-item>
            <text:list-item>
              <text:p text:style-name="P11">Maquetación de la página genérica (2p)</text:p>
            </text:list-item>
            <text:list-item>
              <text:p text:style-name="P11">Diseño de la cabecera (1p)</text:p>
            </text:list-item>
            <text:list-item>
              <text:p text:style-name="P11">Diseño del pie de página (1p)</text:p>
            </text:list-item>
            <text:list-item>
              <text:p text:style-name="P11">Diseño de la barra de publicidad (1p)</text:p>
            </text:list-item>
            <text:list-item>
              <text:p text:style-name="P11">Diseño del carrusel de imágenes (1p)</text:p>
            </text:list-item>
          </text:list>
        </text:list-item>
        <text:list-item>
          <text:p text:style-name="P11">C.E.8.6. Se ha reconocido el modelo de cajas para asignar las dimensiones correctas a los elementos HTML (10 puntos)</text:p>
          <text:list>
            <text:list-item>
              <text:p text:style-name="P11">Dimensionamiento de las cajas (4p)</text:p>
            </text:list-item>
            <text:list-item>
              <text:p text:style-name="P11">Diseño de bordes (2p)</text:p>
            </text:list-item>
            <text:list-item>
              <text:p text:style-name="P13">Uso adecuado de box-sizing (1p)</text:p>
            </text:list-item>
            <text:list-item>
              <text:p text:style-name="P11">Uso de fondos (sencillos y con imágenes) (3p)</text:p>
            </text:list-item>
          </text:list>
        </text:list-item>
      </text:list>
      <text:p text:style-name="P12"/>
      <text:p text:style-name="P12"/>
      <text:p text:style-name="P12"/>
      <text:list xml:id="list84744837668537" text:continue-numbering="true" text:style-name="WWNum11">
        <text:list-item>
          <text:p text:style-name="P11"><text:soft-page-break/>C.E.8.1 Se han utilizado las diferentes etiquetas básicas de HTML5 para crear texto enriquecido. (10 puntos)</text:p>
          <text:list>
            <text:list-item>
              <text:p text:style-name="P11">Uso de títulos (2p)</text:p>
            </text:list-item>
            <text:list-item>
              <text:p text:style-name="P11">Uso de listas (2p)</text:p>
            </text:list-item>
            <text:list-item>
              <text:p text:style-name="P11">Uso de enlaces (2p)</text:p>
            </text:list-item>
            <text:list-item>
              <text:p text:style-name="P11">Uso de párrafos y otras etiquetas de texto(2p)</text:p>
            </text:list-item>
            <text:list-item>
              <text:p text:style-name="P11">Uso de etiquetas genéricas (div y span) (2p)</text:p>
            </text:list-item>
          </text:list>
        </text:list-item>
        <text:list-item>
          <text:p text:style-name="P11">C.E.8.2 Se ha insertado contenido multimedia (imágenes, audio y vídeo) en un sitio web (10 puntos)</text:p>
          <text:list>
            <text:list-item>
              <text:p text:style-name="P11">Inserción de imágenes (4p)</text:p>
            </text:list-item>
            <text:list-item>
              <text:p text:style-name="P13">Inserción de audio (3p)</text:p>
            </text:list-item>
            <text:list-item>
              <text:p text:style-name="P13">Inserción de vídeo (3p)</text:p>
            </text:list-item>
          </text:list>
        </text:list-item>
        <text:list-item>
          <text:p text:style-name="P15"><text:span text:style-name="T2">C.E.8.3 Se han utilizado los selectores básicos de CSS3 para dar formato a un texto</text:span> (10 puntos)</text:p>
          <text:list>
            <text:list-item>
              <text:p text:style-name="P15">Uso de los selectores básicos de una manera adecuada (2p)</text:p>
            </text:list-item>
            <text:list-item>
              <text:p text:style-name="P15">Uso de los selectores jerárquicos de una manera adecuada (3p)</text:p>
            </text:list-item>
            <text:list-item>
              <text:p text:style-name="P15">Uso de las propiedades para formatear un texto (5p)</text:p>
            </text:list-item>
          </text:list>
        </text:list-item>
        <text:list-item>
          <text:p text:style-name="P15">C.E.2.6 Se han utilizado herramientas en la creación documentos web (10 puntos):</text:p>
          <text:list>
            <text:list-item>
              <text:p text:style-name="P15">Orden y limpieza del código (4p)</text:p>
            </text:list-item>
            <text:list-item>
              <text:p text:style-name="P15">Corrección Sintáctica HTML (5p)</text:p>
            </text:list-item>
            <text:list-item>
              <text:p text:style-name="P15">Cumplimiento de las normas de entrega (1p)</text:p>
            </text:list-item>
          </text:list>
        </text:list-item>
        <text:list-item>
          <text:p text:style-name="P17">C.E.2.8 Se han aplicado hojas de estilo</text:p>
          <text:list>
            <text:list-item>
              <text:p text:style-name="P16">Inclusión de la hoja de estilo en la página HTML (2p)</text:p>
            </text:list-item>
            <text:list-item>
              <text:p text:style-name="P16">Corrección Sintáctica CSS (3p)</text:p>
            </text:list-item>
            <text:list-item>
              <text:p text:style-name="P16">Uso correcto de los selectores básicos y jerárquicos (3p)</text:p>
            </text:list-item>
            <text:list-item>
              <text:p text:style-name="P16">Reutilización de estilos cuando sea necesario (2p)</text:p>
            </text:list-item>
          </text:list>
        </text:list-item>
      </text:list>
      <text:p text:style-name="Standard"/>
      <text:p text:style-name="P3"/>
      <text:p text:style-name="P6"/>
      <text:p text:style-name="P7"/>
      <text:p text:style-name="P6"/>
      <text:p text:style-name="P6"><draw:custom-shape text:anchor-type="paragraph" draw:z-index="4" draw:name="Forma 1" draw:style-name="gr11" draw:text-style-name="P25" svg:width="15.214cm" svg:height="10.951cm" svg:x="-0.108cm" svg:y="0.018cm"><text:p/><draw:enhanced-geometry svg:viewBox="0 0 21600 21600" draw:type="rectangle" draw:enhanced-path="M 0 0 L 21600 0 21600 21600 0 21600 0 0 Z N"/></draw:custom-shape><draw:custom-shape text:anchor-type="paragraph" draw:z-index="5" draw:name="Forma 2" draw:style-name="gr6" draw:text-style-name="P24" svg:width="15.214cm" svg:height="1.906cm" svg:x="-0.108cm" svg:y="0.018cm"><text:p text:style-name="P22">Titulillo</text:p><draw:enhanced-geometry svg:viewBox="0 0 21600 21600" draw:type="rectangle" draw:enhanced-path="M 0 0 L 21600 0 21600 21600 0 21600 0 0 Z N"/></draw:custom-shape></text:p>
      <text:p text:style-name="P6"/>
      <text:p text:style-name="P6"/>
      <text:p text:style-name="P6"/>
      <text:p text:style-name="P6"><draw:custom-shape text:anchor-type="paragraph" draw:z-index="6" draw:name="Forma 3" draw:style-name="gr5" draw:text-style-name="P23" svg:width="15.214cm" svg:height="7.654cm" svg:x="-0.108cm" svg:y="0.138cm"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>Imagen difuminada del bicho</text:p><draw:enhanced-geometry svg:viewBox="0 0 21600 21600" draw:type="rectangle" draw:enhanced-path="M 0 0 L 21600 0 21600 21600 0 21600 0 0 Z N"/></draw:custom-shape></text:p>
      <text:p text:style-name="P6"/>
      <text:p text:style-name="P6"><draw:custom-shape text:anchor-type="paragraph" draw:z-index="7" draw:name="Forma 4" draw:style-name="gr8" draw:text-style-name="P22" svg:width="5.74cm" svg:height="4.966cm" svg:x="4.63cm" svg:y="0.141cm"><text:p text:style-name="P22">Imagen aclarada del bicho</text:p><text:p text:style-name="P22"/><text:p text:style-name="P22">(a ser posible hacer que se la imagen se </text:p><text:p text:style-name="P22">Agrande <text:s/>cuando el raton pase por encima)</text:p><draw:enhanced-geometry svg:viewBox="0 0 21600 21600" draw:type="rectangle" draw:enhanced-path="M 0 0 L 21600 0 21600 21600 0 21600 0 0 Z N"/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custom-shape text:anchor-type="paragraph" draw:z-index="8" draw:name="Forma 5" draw:style-name="gr3" draw:text-style-name="P21" svg:width="15.214cm" svg:height="1.392cm" svg:x="-0.108cm" svg:y="0.205cm"><text:p text:style-name="P20">Footer</text:p><draw:enhanced-geometry svg:viewBox="0 0 21600 21600" draw:type="rectangle" draw:enhanced-path="M 0 0 L 21600 0 21600 21600 0 21600 0 0 Z N"/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custom-shape text:anchor-type="paragraph" draw:z-index="9" draw:name="Forma 6" draw:style-name="gr7" svg:width="15.214cm" svg:height="10.951cm" svg:x="-0.108cm" svg:y="0.018cm"><text:p/><draw:enhanced-geometry svg:viewBox="0 0 21600 21600" draw:type="rectangle" draw:enhanced-path="M 0 0 L 21600 0 21600 21600 0 21600 0 0 Z N"/></draw:custom-shape><draw:custom-shape text:anchor-type="paragraph" draw:z-index="10" draw:name="Forma 7" draw:style-name="gr6" draw:text-style-name="P24" svg:width="15.214cm" svg:height="1.906cm" svg:x="-0.108cm" svg:y="0.018cm"><text:p text:style-name="P22">Titulillo</text:p><draw:enhanced-geometry svg:viewBox="0 0 21600 21600" draw:type="rectangle" draw:enhanced-path="M 0 0 L 21600 0 21600 21600 0 21600 0 0 Z N"/></draw:custom-shape></text:p>
      <text:p text:style-name="P6"/>
      <text:p text:style-name="P6"/>
      <text:p text:style-name="P6"/>
      <text:p text:style-name="P6"><draw:custom-shape text:anchor-type="paragraph" draw:z-index="11" draw:name="Forma 8" draw:style-name="gr5" draw:text-style-name="P23" svg:width="15.214cm" svg:height="7.654cm" svg:x="-0.108cm" svg:y="0.138cm"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>Imagen difuminada del bicho</text:p><draw:enhanced-geometry svg:viewBox="0 0 21600 21600" draw:type="rectangle" draw:enhanced-path="M 0 0 L 21600 0 21600 21600 0 21600 0 0 Z N"/></draw:custom-shape><draw:custom-shape text:anchor-type="paragraph" draw:z-index="14" draw:name="Forma 11" draw:style-name="gr2" draw:text-style-name="P20" svg:width="4.37cm" svg:height="7.654cm" svg:x="10.737cm" svg:y="0.138cm"><text:p text:style-name="P20"><text:s text:c="2"/>LAURA ESTÁ A 5 KM DE TÍ</text:p><draw:enhanced-geometry svg:viewBox="0 0 21600 21600" draw:type="rectangle" draw:enhanced-path="M 0 0 L 21600 0 21600 21600 0 21600 0 0 Z N"/></draw:custom-shape></text:p>
      <text:p text:style-name="P6"/>
      <text:p text:style-name="P6"><draw:custom-shape text:anchor-type="paragraph" draw:z-index="12" draw:name="Forma 9" draw:style-name="gr4" draw:text-style-name="P22" svg:width="5.74cm" svg:height="4.966cm" svg:x="1.797cm" svg:y="0.358cm"><text:p text:style-name="P22">UN INDICE TO WAPO</text:p><draw:enhanced-geometry svg:viewBox="0 0 21600 21600" draw:type="rectangle" draw:enhanced-path="M 0 0 L 21600 0 21600 21600 0 21600 0 0 Z N"/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custom-shape text:anchor-type="paragraph" draw:z-index="13" draw:name="Forma 10" draw:style-name="gr3" draw:text-style-name="P21" svg:width="15.214cm" svg:height="1.392cm" svg:x="-0.108cm" svg:y="0.205cm"><text:p text:style-name="P20">Footer</text:p><draw:enhanced-geometry svg:viewBox="0 0 21600 21600" draw:type="rectangle" draw:enhanced-path="M 0 0 L 21600 0 21600 21600 0 21600 0 0 Z N"/></draw:custom-shape></text:p>
      <text:p text:style-name="P6"/>
      <text:p text:style-name="P6"/>
      <text:p text:style-name="P6"><text:soft-page-break/></text:p>
      <text:p text:style-name="P6"/>
      <text:p text:style-name="P6"><draw:custom-shape text:anchor-type="paragraph" draw:z-index="15" draw:name="Forma 12" draw:style-name="gr7" svg:width="15.214cm" svg:height="10.951cm" svg:x="-0.108cm" svg:y="0.018cm"><text:p/><draw:enhanced-geometry svg:viewBox="0 0 21600 21600" draw:type="rectangle" draw:enhanced-path="M 0 0 L 21600 0 21600 21600 0 21600 0 0 Z N"/></draw:custom-shape><draw:custom-shape text:anchor-type="paragraph" draw:z-index="16" draw:name="Forma 13" draw:style-name="gr6" draw:text-style-name="P24" svg:width="15.214cm" svg:height="1.906cm" svg:x="-0.108cm" svg:y="0.018cm"><text:p text:style-name="P22">Titulillo</text:p><draw:enhanced-geometry svg:viewBox="0 0 21600 21600" draw:type="rectangle" draw:enhanced-path="M 0 0 L 21600 0 21600 21600 0 21600 0 0 Z N"/></draw:custom-shape></text:p>
      <text:p text:style-name="P6"/>
      <text:p text:style-name="P6"/>
      <text:p text:style-name="P6"/>
      <text:p text:style-name="P6"><draw:custom-shape text:anchor-type="paragraph" draw:z-index="17" draw:name="Forma 14" draw:style-name="gr5" draw:text-style-name="P23" svg:width="15.214cm" svg:height="7.654cm" svg:x="-0.108cm" svg:y="0.138cm"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0"/><text:p text:style-name="P22">Imagen difuminada del bicho</text:p><draw:enhanced-geometry svg:viewBox="0 0 21600 21600" draw:type="rectangle" draw:enhanced-path="M 0 0 L 21600 0 21600 21600 0 21600 0 0 Z N"/></draw:custom-shape><draw:custom-shape text:anchor-type="paragraph" draw:z-index="20" draw:name="Forma 17" draw:style-name="gr2" draw:text-style-name="P20" svg:width="4.37cm" svg:height="7.654cm" svg:x="10.737cm" svg:y="0.138cm"><text:p text:style-name="P20"><text:s text:c="2"/>LAURA ESTÁ A 5 KM DE TÍ</text:p><draw:enhanced-geometry svg:viewBox="0 0 21600 21600" draw:type="rectangle" draw:enhanced-path="M 0 0 L 21600 0 21600 21600 0 21600 0 0 Z N"/></draw:custom-shape><draw:custom-shape text:anchor-type="paragraph" draw:z-index="21" draw:name="Forma 18" draw:style-name="gr2" draw:text-style-name="P20" svg:width="4.37cm" svg:height="7.654cm" svg:x="-0.108cm" svg:y="0.138cm"><text:p text:style-name="P20">Imágenes to wapas</text:p><draw:enhanced-geometry svg:viewBox="0 0 21600 21600" draw:type="rectangle" draw:enhanced-path="M 0 0 L 21600 0 21600 21600 0 21600 0 0 Z N"/></draw:custom-shape><draw:custom-shape text:anchor-type="paragraph" draw:z-index="22" draw:name="Forma 19" draw:style-name="gr1" draw:text-style-name="P19" svg:width="15.214cm" svg:height="1.287cm" svg:x="-0.108cm" svg:y="0.138cm"><text:p text:style-name="P18"><text:span text:style-name="T4">MENÚ DE TO WAPO (HACERLO CON LISTAS HORIZONTAL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"/>
      <text:p text:style-name="P6"/>
      <text:p text:style-name="P6"><draw:custom-shape text:anchor-type="paragraph" draw:z-index="18" draw:name="Forma 15" draw:style-name="gr4" draw:text-style-name="P22" svg:width="5.74cm" svg:height="4.966cm" svg:x="4.568cm" svg:y="0.377cm"><text:p text:style-name="P22"/><text:p text:style-name="P22">Contenido e imagagenes</text:p><text:p text:style-name="P22"/><text:p text:style-name="P22"/><draw:enhanced-geometry svg:viewBox="0 0 21600 21600" draw:type="rectangle" draw:enhanced-path="M 0 0 L 21600 0 21600 21600 0 21600 0 0 Z N"/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custom-shape text:anchor-type="paragraph" draw:z-index="19" draw:name="Forma 16" draw:style-name="gr3" draw:text-style-name="P21" svg:width="15.214cm" svg:height="1.392cm" svg:x="-0.108cm" svg:y="0.205cm"><text:p text:style-name="P20">Footer</text:p><draw:enhanced-geometry svg:viewBox="0 0 21600 21600" draw:type="rectangle" draw:enhanced-path="M 0 0 L 21600 0 21600 21600 0 21600 0 0 Z N"/></draw:custom-shape></text:p>
      <text:p text:style-name="P6"/>
      <text:p text:style-name="P6"/>
      <text:p text:style-name="P6"/>
      <text:p text:style-name="P6"/>
      <text:p text:style-name="P6"/>
      <text:p text:style-name="P6">Repetir el <text:span text:style-name="T3">proceso</text:span> x3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Decima Nova Pro" svg:font-family="'Decima Nova Pro'" style:font-family-generic="roman" style:font-pitch="variable"/>
    <style:font-face style:name="Gill Sans MT Condensed" svg:font-family="'Gill Sans MT Condensed'" style:font-family-generic="roman" style:font-pitch="variable"/>
    <style:font-face style:name="Gill Sans MT Condensed1" svg:font-family="'Gill Sans MT Condensed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Decima Nova Pro" fo:font-family="'Decima Nova Pro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margin-top="0cm" fo:margin-bottom="0cm" style:contextual-spacing="false" fo:line-height="100%" fo:text-align="end" style:justify-single-word="false"/>
      <style:text-properties style:font-name="Gill Sans MT Condensed" fo:font-size="10pt" style:font-size-asian="10pt" style:font-name-complex="Gill Sans MT Condensed1" style:font-size-complex="14pt"/>
    </style:style>
    <style:style style:name="MP2" style:family="paragraph" style:parent-style-name="Frame_20_contents">
      <style:paragraph-properties fo:margin-top="0cm" fo:margin-bottom="0cm" style:contextual-spacing="false" fo:line-height="100%" fo:text-align="end" style:justify-single-word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style:font-name="Gill Sans MT Condensed" fo:font-size="10pt" style:font-size-asian="10pt" style:font-name-complex="Gill Sans MT Condensed1" style:font-size-complex="14pt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1.381cm" fo:min-width="6.805cm" fo:padding-top="0.127cm" fo:padding-bottom="0.127cm" fo:padding-left="0.254cm" fo:padding-right="0.254cm" fo:wrap-option="wrap" fo:margin-left="0cm" fo:margin-right="0cm" fo:margin-top="0cm" fo:margin-bottom="0.00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0.991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05cm" fo:margin-left="0cm" fo:margin-right="0cm" fo:margin-bottom="1.104cm" style:dynamic-spacing="true"/>
      </style:header-style>
      <style:footer-style>
        <style:header-footer-properties fo:min-height="1.51cm" fo:margin-left="0cm" fo:margin-right="0cm" fo:margin-top="1.40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3" draw:name="Text Box 162" draw:style-name="Mgr1" draw:text-style-name="MP3" svg:width="7.312cm" svg:height="1.634cm" svg:x="5.378cm" svg:y="-0.672cm"><text:p text:style-name="MP1">Formación Profesional</text:p><text:p text:style-name="MP1">1º CFGS DAM</text:p><text:p text:style-name="MP2"><text:span text:style-name="MT1">Lenguajes de Marcas y SGI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4"><text:page-number text:select-page="current">4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uismi</meta:initial-creator>
    <meta:editing-cycles>9</meta:editing-cycles>
    <meta:print-date>2015-09-02T15:44:00</meta:print-date>
    <meta:creation-date>2017-11-15T07:53:00</meta:creation-date>
    <dc:date>2022-12-09T08:47:43.655000000</dc:date>
    <meta:editing-duration>PT1H24M55S</meta:editing-duration>
    <meta:generator>LibreOffice/7.4.2.3$Windows_X86_64 LibreOffice_project/382eef1f22670f7f4118c8c2dd222ec7ad009daf</meta:generator>
    <meta:document-statistic meta:table-count="0" meta:image-count="0" meta:object-count="0" meta:page-count="4" meta:paragraph-count="66" meta:word-count="636" meta:character-count="3549" meta:non-whitespace-character-count="3035"/>
    <meta:user-defined meta:name="AppVersion">16.0000</meta:user-defined>
    <meta:user-defined meta:name="Company">Microsoft</meta:user-defined>
    <meta:template xlink:type="simple" xlink:actuate="onRequest" xlink:title="Normal.dotm" xlink:href=""/>
  </office:meta>
</office:document-meta>
</file>